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089d" officeooo:paragraph-rsid="0010089d"/>
    </style:style>
    <style:style style:name="P2" style:family="paragraph" style:parent-style-name="Standard">
      <style:paragraph-properties fo:text-align="center" style:justify-single-word="false"/>
      <style:text-properties officeooo:rsid="0010089d" officeooo:paragraph-rsid="0010089d"/>
    </style:style>
    <style:style style:name="P3" style:family="paragraph" style:parent-style-name="Standard">
      <style:paragraph-properties fo:text-align="start" style:justify-single-word="false"/>
      <style:text-properties officeooo:rsid="0010089d" officeooo:paragraph-rsid="0010089d"/>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20pt"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tem-Lore</text:span><text:line-break/></text:p>
      <text:p text:style-name="P3"><text:span text:style-name="T1">Masken des Vaters</text:span></text:p>
      <text:p text:style-name="P1"/>
      <text:p text:style-name="P1">Eine blecherne Gesichtsbedeckung. Der traurige Ausdruck eines sich sorgenden alten Mannes.</text:p>
      <text:p text:style-name="P1"/>
      <text:p text:style-name="P1">Die Maske des Vaters ist in den meisten Teilen der Länder bekannt.</text:p>
      <text:p text:style-name="P1">Einst soll ein weiser König sie für seine Untertanen angefertigt haben. Die Idee hinter den Masken war, dass Personen, die in ihrer Arbeitskluft und der Maske sich in der Öffentlichkeit zeigen, auf Missstände und Korruption in ihrer Zunft hinweisen sollten. Gleichsam wurden sie nicht deshalb angeklagt und ihren Vorwürfen wurde Gehör geschenkt.<text:line-break/>Der Legende nach wurde der König von einem Henker enthauptet, der genau eine solche Maske trug.</text:p>
      <text:p text:style-name="P1">Die Masken sind unschwer zu erwerben.</text:p>
      <text:p text:style-name="P1">Viele Rebellen, Freiheitskämpfer - oder Solche, die Sich dafür halten - tragen die Maske als politische Aussage vordergründig aber immer zur Vermummung.</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59:18.391000000</meta:creation-date>
    <dc:date>2015-08-19T12:23:59.655000000</dc:date>
    <meta:editing-duration>PT8M10S</meta:editing-duration>
    <meta:editing-cycles>1</meta:editing-cycles>
    <meta:document-statistic meta:table-count="0" meta:image-count="0" meta:object-count="0" meta:page-count="1" meta:paragraph-count="7" meta:word-count="123" meta:character-count="813" meta:non-whitespace-character-count="696"/>
    <meta:generator>LibreOffice/4.2.2.1$Windows_x86 LibreOffice_project/3be8cda0bddd8e430d8cda1ebfd581265cca5a0f</meta:generator>
  </office:meta>
</office:document-meta>
</file>